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249ed" officeooo:paragraph-rsid="001249ed"/>
    </style:style>
    <style:style style:name="P2" style:family="paragraph" style:parent-style-name="Heading_20_2">
      <style:text-properties fo:font-style="normal" officeooo:rsid="00141848" officeooo:paragraph-rsid="00146166" style:font-style-asian="normal" style:font-style-complex="normal"/>
    </style:style>
    <style:style style:name="P3" style:family="paragraph" style:parent-style-name="Heading_20_2">
      <style:text-properties officeooo:paragraph-rsid="001249ed"/>
    </style:style>
    <style:style style:name="P4" style:family="paragraph" style:parent-style-name="Text_20_body">
      <style:text-properties fo:font-style="normal" officeooo:rsid="0013318a" officeooo:paragraph-rsid="0013318a" style:font-style-asian="normal" style:font-style-complex="normal"/>
    </style:style>
    <style:style style:name="P5" style:family="paragraph" style:parent-style-name="Text_20_body">
      <style:text-properties fo:font-style="normal" officeooo:rsid="00141848" officeooo:paragraph-rsid="00141848" style:font-style-asian="normal" style:font-style-complex="normal"/>
    </style:style>
    <style:style style:name="P6" style:family="paragraph" style:parent-style-name="Text_20_body">
      <style:text-properties fo:font-style="normal" officeooo:rsid="00141848" officeooo:paragraph-rsid="00146166" style:font-style-asian="normal" style:font-style-complex="normal"/>
    </style:style>
    <style:style style:name="P7" style:family="paragraph" style:parent-style-name="Text_20_body">
      <style:text-properties fo:font-style="normal" officeooo:rsid="00146166" officeooo:paragraph-rsid="00146166" style:font-style-asian="normal" style:font-style-complex="normal"/>
    </style:style>
    <style:style style:name="P8" style:family="paragraph" style:parent-style-name="Text_20_body">
      <style:text-properties officeooo:rsid="001249ed" officeooo:paragraph-rsid="0014616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46166" style:font-style-asian="italic" style:font-style-complex="italic"/>
    </style:style>
    <style:style style:name="T3" style:family="text">
      <style:text-properties officeooo:rsid="00146166"/>
    </style:style>
    <style:style style:name="T4" style:family="text">
      <style:text-properties fo:font-style="normal" officeooo:rsid="00146166" style:font-style-asian="normal" style:font-style-complex="normal"/>
    </style:style>
    <style:style style:name="T5" style:family="text">
      <style:text-properties officeooo:rsid="001249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<text:span text:style-name="T5">Program 1</text:span></text:h>
      <text:p text:style-name="P1">The use of <text:span text:style-name="T1">using namespace std; </text:span>instead of using <text:span text:style-name="T1">std::cout</text:span></text:p>
      <text:p text:style-name="P4">incorrect use of indentations </text:p>
      <text:p text:style-name="P6">No whitespace before function</text:p>
      <text:h text:style-name="Heading_20_2" text:outline-level="2">Program 2</text:h>
      <text:p text:style-name="P5">No whitespace before function</text:p>
      <text:p text:style-name="P7">No return 0; at the end of main function</text:p>
      <text:h text:style-name="P2" text:outline-level="2">Program <text:span text:style-name="T3">3</text:span></text:h>
      <text:p text:style-name="P8"><text:span text:style-name="T4">The use of </text:span><text:span text:style-name="T2">using namespace std; </text:span><text:span text:style-name="T4">instead of using </text:span><text:span text:style-name="T2">std::cout</text:span></text:p>
      <text:p text:style-name="P6"><text:span text:style-name="T2">No whitespace before functi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9T11:14:53.280088107</meta:creation-date>
    <dc:date>2021-09-09T15:04:48.727461550</dc:date>
    <meta:editing-duration>PT12M1S</meta:editing-duration>
    <meta:editing-cycles>2</meta:editing-cycles>
    <meta:generator>LibreOffice/7.1.5.2$Linux_X86_64 LibreOffice_project/10$Build-2</meta:generator>
    <meta:document-statistic meta:table-count="0" meta:image-count="0" meta:object-count="0" meta:page-count="1" meta:paragraph-count="10" meta:word-count="51" meta:character-count="300" meta:non-whitespace-character-count="258"/>
  </office:meta>
</office:document-meta>
</file>